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e0eda" officeooo:paragraph-rsid="001e0eda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static void main(String[] args) throws UnsupportedEncodingException {</text:p>
      <text:p text:style-name="P1"><text:tab/><text:tab/></text:p>
      <text:p text:style-name="P1"><text:tab/><text:tab/>String str="中国";</text:p>
      <text:p text:style-name="P1"><text:tab/><text:tab/>//使用默认的编码来编码GBK</text:p>
      <text:p text:style-name="P1"><text:tab/><text:tab/>byte[] bsGbk=str.getBytes();</text:p>
      <text:p text:style-name="P1"><text:tab/><text:tab/>//使用UTF-8来编码</text:p>
      <text:p text:style-name="P1"><text:tab/><text:tab/>byte[] bsUtf8=str.getBytes("UTF-8");</text:p>
      <text:p text:style-name="P1"><text:tab/><text:tab/>//打印编码值</text:p>
      <text:p text:style-name="P1"><text:tab/><text:tab/>printbyte(bsGbk);</text:p>
      <text:p text:style-name="P1"><text:tab/><text:tab/>//打印编码值对应的字符(默认编码)</text:p>
      <text:p text:style-name="P1"><text:tab/><text:tab/>System.out.println(new String(bsGbk));</text:p>
      <text:p text:style-name="P1"><text:tab/><text:tab/>//打印UTF-8编码后的编码值</text:p>
      <text:p text:style-name="P1"><text:tab/><text:tab/>printbyte(bsUtf8);</text:p>
      <text:p text:style-name="P1"><text:tab/><text:tab/>//指定解码字节,打印UTF-8编码后的字符串</text:p>
      <text:p text:style-name="P1"><text:tab/><text:tab/>System.out.println(new String(bsUtf8,"UTF-8"));</text:p>
      <text:p text:style-name="P1"><text:tab/><text:tab/></text:p>
      <text:p text:style-name="P1"><text:s text:c="5"/>}</text:p>
      <text:p text:style-name="P1"><text:tab/>public static void printbyte(byte[] bs){</text:p>
      <text:p text:style-name="P1"><text:tab/><text:tab/>for(byte b:bs){</text:p>
      <text:p text:style-name="P1"><text:tab/><text:tab/><text:tab/>System.out.print(b+" ");</text:p>
      <text:p text:style-name="P1"><text:tab/><text:tab/>}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3.0.3$Windows_X86_64 LibreOffice_project/7074905676c47b82bbcfbea1aeefc84afe1c50e1</meta:generator>
    <dc:date>2017-12-31T21:23:59.983000000</dc:date>
    <meta:document-statistic meta:table-count="0" meta:image-count="0" meta:object-count="0" meta:page-count="1" meta:paragraph-count="23" meta:word-count="107" meta:character-count="494" meta:non-whitespace-character-count="432"/>
    <meta:user-defined meta:name="Info 1"/>
    <meta:user-defined meta:name="Info 2"/>
    <meta:user-defined meta:name="Info 3"/>
    <meta:user-defined meta:name="Info 4"/>
  </office:meta>
</office:document-meta>
</file>